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cm" loext:contextual-spacing="false"/>
      <style:text-properties style:font-name="FreeSans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FreeSans" fo:font-size="11pt" style:text-underline-style="none" officeooo:rsid="00107b70" officeooo:paragraph-rsid="00107b70" style:text-blinking="false" fo:background-color="transparent" style:font-size-asian="11pt" style:font-size-complex="11pt"/>
    </style:style>
    <style:style style:name="P3" style:family="paragraph" style:parent-style-name="Text_20_body">
      <style:text-properties fo:color="#1a1a1b" style:font-name="FreeSans" fo:font-size="11pt" style:font-size-asian="11pt" style:font-size-complex="11pt"/>
    </style:style>
    <style:style style:name="P4" style:family="paragraph" style:parent-style-name="Text_20_body">
      <style:text-properties fo:color="#1a1a1b" style:font-name="FreeSans" fo:font-size="11pt" officeooo:paragraph-rsid="00137e37" style:font-size-asian="11pt" style:font-size-complex="11pt"/>
    </style:style>
    <style:style style:name="P5" style:family="paragraph" style:parent-style-name="Text_20_body">
      <style:text-properties fo:color="#1a1a1b" style:font-name="FreeSans" fo:font-size="11pt" officeooo:rsid="00107b70" officeooo:paragraph-rsid="00107b70" style:font-size-asian="11pt" style:font-size-complex="11pt"/>
    </style:style>
    <style:style style:name="P6" style:family="paragraph" style:parent-style-name="Text_20_body">
      <style:text-properties style:font-name="FreeSans" fo:font-size="11pt" style:font-size-asian="11pt" style:font-size-complex="11pt"/>
    </style:style>
    <style:style style:name="P7" style:family="paragraph" style:parent-style-name="Text_20_body">
      <style:text-properties style:font-name="FreeSans" fo:font-size="11pt" officeooo:rsid="00107b70" officeooo:paragraph-rsid="00107b70" style:font-size-asian="11pt" style:font-size-complex="11pt"/>
    </style:style>
    <style:style style:name="P8" style:family="paragraph" style:parent-style-name="Text_20_body">
      <style:text-properties style:font-name="FreeSans" fo:font-size="11pt" officeooo:paragraph-rsid="00156438" style:font-size-asian="11pt" style:font-size-complex="11pt"/>
    </style:style>
    <style:style style:name="P9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FreeSans" fo:font-size="11pt" style:text-underline-style="none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FreeSans" fo:font-size="11pt" style:font-size-asian="11pt" style:font-size-complex="11pt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FreeSans" fo:font-size="11pt" fo:font-style="normal" style:text-underline-style="none" fo:font-weight="normal" style:text-blinking="false" fo:background-color="transparent" style:font-size-asian="11pt" style:font-size-complex="11pt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FreeSans" fo:font-size="11pt" fo:font-style="normal" style:text-underline-style="none" fo:font-weight="normal" style:text-blinking="false" fo:background-color="transparent" style:font-size-asian="11pt" style:font-size-complex="11pt"/>
    </style:style>
    <style:style style:name="P1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FreeSans" fo:font-size="11pt" style:font-size-asian="11pt" style:font-size-complex="11pt"/>
    </style:style>
    <style:style style:name="P14" style:family="paragraph" style:parent-style-name="Heading_20_1">
      <style:text-properties style:font-name="FreeSans" fo:font-size="11pt" style:font-size-asian="11pt" style:font-size-complex="11pt"/>
    </style:style>
    <style:style style:name="P15" style:family="paragraph" style:parent-style-name="Heading_20_1">
      <style:text-properties style:font-name="FreeSans" fo:font-size="11pt" officeooo:rsid="00107b70" officeooo:paragraph-rsid="00107b70" style:font-size-asian="11pt" style:font-size-complex="11pt"/>
    </style:style>
    <style:style style:name="P16" style:family="paragraph" style:parent-style-name="Heading_20_1">
      <style:text-properties style:font-name="FreeSans" fo:font-size="11pt" officeooo:paragraph-rsid="00107b70" style:font-size-asian="11pt" style:font-size-complex="11pt"/>
    </style:style>
    <style:style style:name="P17" style:family="paragraph" style:parent-style-name="Heading_20_1">
      <style:text-properties style:font-name="FreeSans" fo:font-size="11pt" officeooo:paragraph-rsid="00156438" style:font-size-asian="11pt" style:font-size-complex="11pt"/>
    </style:style>
    <style:style style:name="P18" style:family="paragraph" style:parent-style-name="Title">
      <style:text-properties style:font-name="FreeSans" fo:font-size="11pt" officeooo:rsid="00107b70" officeooo:paragraph-rsid="00107b70" style:font-size-asian="11pt" style:font-size-complex="11pt"/>
    </style:style>
    <style:style style:name="T1" style:family="text">
      <style:text-properties officeooo:rsid="00107b70"/>
    </style:style>
    <style:style style:name="T2" style:family="text">
      <style:text-properties style:font-name="Arial" fo:font-size="11pt" fo:font-style="normal" fo:font-weight="normal"/>
    </style:style>
    <style:style style:name="T3" style:family="text">
      <style:text-properties style:font-name="Arial" fo:font-style="normal" fo:font-weight="normal"/>
    </style:style>
    <style:style style:name="T4" style:family="text">
      <style:text-properties fo:font-size="11pt" officeooo:rsid="00107b70" style:font-size-asian="11pt" style:font-size-complex="11pt"/>
    </style:style>
    <style:style style:name="T5" style:family="text">
      <style:text-properties fo:font-style="normal" fo:font-weight="normal"/>
    </style:style>
    <style:style style:name="T6" style:family="text">
      <style:text-properties officeooo:rsid="0012f583"/>
    </style:style>
    <style:style style:name="T7" style:family="text">
      <style:text-properties officeooo:rsid="00137e37"/>
    </style:style>
    <style:style style:name="T8" style:family="text">
      <style:text-properties style:font-name="DejaVu Sans" fo:font-size="11pt" officeooo:rsid="00107b7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Boo(k) of Jokes</text:p>
      <text:p text:style-name="P7"/>
      <text:h text:style-name="P14" text:outline-level="1">What do multi-core processors and parallel companies have in common?</text:h>
      <text:p text:style-name="P2"><text:bookmark text:name="m_-1529292908785727571gmail-docs-internal-guid-2039272c-7fff-325d-f921-4c6168b8a786"/>……<text:span text:style-name="T5">.. your counting modification counted few more precise stopps.</text:span></text:p>
      <text:list xml:id="list2320214996" text:style-name="L1">
        <text:list-item>
          <text:p text:style-name="P11"><text:span text:style-name="T7">The</text:span> Race-Condition ??</text:p>
        </text:list-item>
      </text:list>
      <text:p text:style-name="P10"/>
      <text:p text:style-name="P10"/>
      <text:h text:style-name="P1" text:outline-level="2"><text:bookmark text:name=":j6"/>Witz der Jungfrau Maria über Gruppensex</text:h>
      <text:p text:style-name="P9"><text:bookmark text:name="m_-3500208679411222783gmail-docs-internal-guid-db16c855-7fff-e64b-3ce6-896c98c2475d"/>………… <text:span text:style-name="T5">When  do their more single dotts echoe some circulated echos of your filtering dotts ?</text:span></text:p>
      <text:list xml:id="list1711753974" text:style-name="L2">
        <text:list-item>
          <text:p text:style-name="P12">wann entstehen da schreiende Geburten ?</text:p>
        </text:list-item>
        <text:list-item>
          <text:p text:style-name="P12">Vor allem wenn eine<text:span text:style-name="T6">(r)</text:span> wählerisch wird ?</text:p>
        </text:list-item>
        <text:list-item>
          <text:p text:style-name="P13"><text:span text:style-name="T9">Oder anders herum ? Wenn jeder jede punktiert ?</text:span></text:p>
        </text:list-item>
      </text:list>
      <text:p text:style-name="P10"/>
      <text:h text:style-name="P15" text:outline-level="1">Adolf's joke about grasshoppers</text:h>
      <text:p text:style-name="P4"><text:span text:style-name="T1">…Tarot : .. few branching filters of many echoeing sympathys modifyed her echoed dotts of my filtering stopp.</text:span></text:p>
      <text:p text:style-name="P4">develop several filter strategies to make these animals nice , for the women to march against the filtering of these animals</text:p>
      <text:p text:style-name="P7"/>
      <text:h text:style-name="P15" text:outline-level="1">What is the difference between an Intel processor and Salami ?</text:h>
      <text:p text:style-name="P5">… Tarot says : “their assigning sympathy of few stoppless numbers point their assigned modification of his precise circulations.”</text:p>
      <text:p text:style-name="P3">My interpretation : “Few units with countless transistors, but the developer's heart beats faster, salami has countless fat pieces and is cut into just a few cogs. Both bring changes and drive you crazy, the salami the body and the Intel processor the mind”</text:p>
      <text:p text:style-name="P3"/>
      <text:h text:style-name="P16" text:outline-level="1"><text:span text:style-name="T1">Whats the difference between a worker and a social case ?</text:span></text:h>
      <text:p text:style-name="P7">When one goes shopping, then the other one complains :-)</text:p>
      <text:p text:style-name="P7"/>
      <text:h text:style-name="P15" text:outline-level="1">Virgin Mary's joke about grasshoppers</text:h>
      <text:p text:style-name="P8"><text:span text:style-name="T1">…… Why  did a precise assignment of my modifications circulate few dotts ?</text:span></text:p>
      <text:p text:style-name="P8">if you rip his legs out (modification), he just jumps in a circle …</text:p>
      <text:p text:style-name="P8"/>
      <text:h text:style-name="P17" text:outline-level="1"><text:soft-page-break/>Joke about an orgy of 10 GFX cards</text:h>
      <text:p text:style-name="P8">………… few dotts point a circulated education, such that your numbers from few circulateing branchs is stopping his counting numbers of a lot of more single modifications.</text:p>
      <text:p text:style-name="P6">little doped material points to a circuit with function, maybe a benchmark , Then you can program something until you have found the damaged transistors with a program, i.e. graphic errors or calculation errors, or only performance losse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2" meta:paragraph-count="23" meta:word-count="316" meta:character-count="1876" meta:non-whitespace-character-count="1585"/>
  </office:meta>
</office:document-meta>
</file>